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dfdf3"/>
    </style:style>
    <style:style style:name="P2" style:family="paragraph" style:parent-style-name="Standard">
      <style:paragraph-properties fo:text-align="justify" style:justify-single-word="false" style:writing-mode="rl-tb"/>
      <style:text-properties officeooo:paragraph-rsid="000dfdf3"/>
    </style:style>
    <style:style style:name="P3" style:family="paragraph" style:parent-style-name="Standard">
      <style:paragraph-properties fo:text-align="center" style:justify-single-word="false" style:writing-mode="rl-tb"/>
      <style:text-properties style:font-name="AALMAGHRIBI" fo:font-size="26pt" fo:language="en" fo:country="US" officeooo:paragraph-rsid="000dfdf3" style:font-name-asian="Times New Roman" style:font-size-asian="26pt" style:font-name-complex="AALMAGHRIBI1" style:font-size-complex="26pt"/>
    </style:style>
    <style:style style:name="P4" style:family="paragraph" style:parent-style-name="Standard">
      <style:paragraph-properties fo:margin-top="0in" fo:margin-bottom="0in" style:contextual-spacing="false" fo:text-align="center" style:justify-single-word="false" fo:break-before="page" style:writing-mode="rl-tb"/>
      <style:text-properties officeooo:paragraph-rsid="000dfdf3"/>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نُّورۣ]</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span text:style-name="T2">سُورَة٘ اَنزَلْنَـٰهَا وَفَرَضْنَـٰهَا وَأَنزَلْنَا فِيهَآ ءَايَـٰتٙ بَـيِّنَـٰــتٍ لَّعَلَّكُمْ تَذَّكَّرُونَؐ </text:span><text:span text:style-name="T3">(1)</text:span><text:span text:style-name="T2"> </text:span><text:span text:style-name="T5">۰</text:span><text:span text:style-name="T2">لزَّانِيَةُ وَالزَّانِى فَاجْلِدُواْ كُلَّ وَ؛حِدٍ مِّنْهُمَا مِاْيؕةَ جَلْدَةٍؐ وَلاَ تَاخُذْكُم بِهِمَا رَأْفَةٌ فِى دِينِ </text:span><text:span text:style-name="T5">۱</text:span><text:span text:style-name="T2">للَّهِ إِن كُنتُمْ تُومِنُونَ بِاللَّهِ وَالْيَوْمِ </text:span><text:span text:style-name="T5">۱</text:span><text:span text:style-name="T2">لاَخِرۣؐ وَلْيَشْهَدْ عَذَابَهُمَا طَآئِفَةٌ مِّــنَ </text:span><text:span text:style-name="T5">۰</text:span><text:span text:style-name="T2">لْمُومِنِينَؐ </text:span><text:span text:style-name="T3">(2)</text:span><text:span text:style-name="T2"> </text:span><text:span text:style-name="T5">۰</text:span><text:span text:style-name="T2">لزَّانِى لاَ يَنكِحُ إِلاَّ زَانِيَةٗ اَوْ مُشْرۣكَةًؐ وَالزَّانِيَةُ لاَ يَنكِحُهَآ إِلاَّ زَانٖ اَوْ مُشْرۣكٌؐ وَحُرّۣمَ ذَ؛لِــكَ عَلَــي </text:span><text:span text:style-name="T5">۰</text:span><text:span text:style-name="T2">لْمُومِنِينَؐ </text:span><text:span text:style-name="T3">(3)</text:span><text:span text:style-name="T2"> وَالذِينَ يَرْمُونَ </text:span><text:span text:style-name="T5">۰</text:span><text:span text:style-name="T2">ڤْمُحْصَنَـٰــتِ ثُمَّ لَمْ يَاتُواْ بِأَرْبَعَةِ شُهَدَآءَ فَاجْلِدُوهُمْ ثَمَـٰنِيــنَ جَلْدَةًؐ وَلاَ تَقْبَلُواْ لَهُمْ شَهَـٰدَةٗ اَبَداً وَٱُوْلَئِــكَ هُمُ </text:span><text:span text:style-name="T5">۴</text:span><text:span text:style-name="T2">لْفَـٰسِقُونَ </text:span><text:span text:style-name="T3">(4)</text:span><text:span text:style-name="T2"> إِلاَّ </text:span><text:span text:style-name="T5">۰</text:span><text:span text:style-name="T2">لذِيــنَ تَابُواْ مِنۢ بَعْدِ ذَ؛لِكَ وَأَصْڤَحُواْ فَإِنَّ </text:span><text:span text:style-name="T5">۰</text:span><text:span text:style-name="T2">للَّهَ غَفُورٌ رَّحِيمٌؐ </text:span><text:span text:style-name="T3">(5)</text:span><text:span text:style-name="T2"> وَالذِينَ يَرْمُونَ أَزْوَ؛جَهُمْ وَلَمْ</text:span></text:p>
      <text:p text:style-name="P3" loext:marker-style-name="T2"/>
      <text:p text:style-name="P4" loext:marker-style-name="T2"><text:span text:style-name="T2">57</text:span></text:p>
      <text:p text:style-name="P2" loext:marker-style-name="T2"><text:span text:style-name="T2">يَكُــن لَّهُمْ شُهَدَآءُ ﹹلٓاَّ أَنفُسُهُمْ فَشَهَـٰدَةُ أَحَدِهِمُ; أَرْبَعَ شَهَـٰدَ؛تٙ بِاللَّهِ إِنَّهُ„ لَمِــنَ </text:span><text:span text:style-name="T5">۰</text:span><text:span text:style-name="T2">لصَّـٰدِقِينَ </text:span><text:span text:style-name="T3">(6)</text:span><text:span text:style-name="T2"> وَالْخَـٰمِسَةُ أَن لَّعْنَتُ </text:span><text:span text:style-name="T5">۴</text:span><text:span text:style-name="T2">للَّهِ عَلَيْهِ إِن كَانَ مِــنَ </text:span><text:span text:style-name="T5">۰</text:span><text:span text:style-name="T2">لْكَـٰذِبِينَؐ </text:span><text:span text:style-name="T3">(7)</text:span><text:span text:style-name="T2"> وَيَدْرَؤُاْ عَنْهَا </text:span><text:span text:style-name="T5">۰</text:span><text:span text:style-name="T2">لْعَذَابببَ أَن تَشْهَدَ أَرْبَعَ شَهَـٰدَ؛تٙ بِاللَّهِ إِنَّهُ„ لَمِــنَ </text:span><text:span text:style-name="T5">۰</text:span><text:span text:style-name="T2">لْكَـٰذِبِينَ </text:span><text:span text:style-name="T3">(8)</text:span><text:span text:style-name="T2"> وَالْخَـٰمِسَةُ أَنْ غَضِبَ </text:span><text:span text:style-name="T5">۰</text:span><text:span text:style-name="T2">للَّهُ عَلَيْهَآ إِن كَانَ مِنَ </text:span><text:span text:style-name="T5">۰</text:span><text:span text:style-name="T2">لصَّـٰدِقِينَؐ </text:span><text:span text:style-name="T3">(9)</text:span><text:span text:style-name="T2"> وَلَوْلاَ فَضْــلُ </text:span><text:span text:style-name="T5">۴</text:span><text:span text:style-name="T2">للَّهِ عَلَيْكُمْ وَرَحْمَتُهُ„ وَأَنَّ </text:span><text:span text:style-name="T5">۰</text:span><text:span text:style-name="T2">للَّهَ تَوَّاب٘ حَكِيم٘ؐ </text:span><text:span text:style-name="T3">(10)</text:span><text:span text:style-name="T2"> ® اِنَّ </text:span><text:span text:style-name="T5">۰</text:span><text:span text:style-name="T2">لذِينَ جَآءُو بِالِافْــكِ عُصْبَةٌ مِّنكُمْ لاَ تَحْسِبُوهُ شَرّاً لَّكُمؐ بَلْ هُوَ خَيْرٌ لَّكُمْؐ لِكُلِّ 'مْرۣئٍ مِّنْهُم مَّا "كْتَسَــبَ مِنَ </text:span><text:span text:style-name="T5">۰</text:span><text:span text:style-name="T2">لِاثْمِؐ وَاﻟ﮲ تَوَلّۭيٰ كِبْرَهُ„ مِنْهُمْ لَهُ„ عَذَاب٘ عَظِيمٌؐ </text:span><text:span text:style-name="T3">(11)</text:span><text:span text:style-name="T2"> لَّوْلآَ إِذْ سَمِعْتُمُوهُ ظَــنَّ </text:span><text:span text:style-name="T5">۰</text:span><text:span text:style-name="T2">لْمُومِنُونَ وَالْمُومِنَـٰــتُ بِأَنفُسِهِمْ خَيْراً وَقَالُواْ هَـٰذَآ إِفْكٌ مُّبِينٌؐ </text:span><text:span text:style-name="T3">(12)</text:span><text:span text:style-name="T2"> لَّوْلاَ جَآءُو عَلَيْهِ بِأَرْبَعَةِ شُهَدَآءَؐ فَإِذْ لَمْ يَاتُواْ بِالشُّهَدَآءِ فَٱُوْلَئِــكَ عِندَ </text:span><text:span text:style-name="T5">۰</text:span><text:span text:style-name="T2">للَّهِ هُمُ </text:span><text:span text:style-name="T5">۴</text:span><text:span text:style-name="T2">لْكَـٰذِبُونَؐ </text:span><text:span text:style-name="T3">(13)</text:span><text:span text:style-name="T2"> وَلَوْلاَ فَضْــلُ </text:span><text:span text:style-name="T5">۴</text:span><text:span text:style-name="T2">للَّهِ عَلَيْكُمْ وَرَحْمَتُهُ„ فِى </text:span><text:span text:style-name="T5">۱</text:span><text:span text:style-name="T2">لدُّنْيۭا وَالاَخِرَةِ لَمَسَّكُمْ فِى مَآ أَفَضْتُمْ فِيهِ عَذَاب٘ عَظِيم٘ </text:span><text:span text:style-name="T3">(14)</text:span><text:span text:style-name="T2"> اِذْ تَلَقَّوْنَهُ„ بِأَلْسِنَتِكُمْ</text:span></text:p>
      <text:p text:style-name="P3" loext:marker-style-name="T2"/>
      <text:p text:style-name="P4" loext:marker-style-name="T2"><text:span text:style-name="T2">58</text:span></text:p>
      <text:p text:style-name="P2" loext:marker-style-name="T2"><text:span text:style-name="T2">وَتَقُولُونَ بِأَفْوَاهِكُم مَّا لَيْــسَ لَكُم بِهِ” عِلْمٌ وَتَحْسِبُونَهُ„ هَيِّناً وَهُوَ عِندَ </text:span><text:span text:style-name="T5">۰</text:span><text:span text:style-name="T2">للَّهِ عَظِيمٌؐ </text:span><text:span text:style-name="T3">(15)</text:span><text:span text:style-name="T2"> وَلَوْلآَ إِذْ سَمِعْتُمُوهُ قُلْتُم مَّا يَكُونُ لَنَآ أَن نَّتَكَلَّمَ بِهَـٰذَا سُبْحَـٰنَــكَ هَـٰذَا بُهْتَـٰن٘ عَظِيمٌؐ </text:span><text:span text:style-name="T3">(16)</text:span><text:span text:style-name="T2"> يَعِظُكُمُ </text:span><text:span text:style-name="T5">۴</text:span><text:span text:style-name="T2">للَّهُ أَن تَعُودُواْ لِمِثْلِهِ“ أَبَداٗ اِن كُنتُم مُّومِنِينَؐ </text:span><text:span text:style-name="T3">(17)</text:span><text:span text:style-name="T2"> وَيُبَيِّــنُ </text:span><text:span text:style-name="T5">۴</text:span><text:span text:style-name="T2">للَّهُ لَكُمُ </text:span><text:span text:style-name="T5">۴</text:span><text:span text:style-name="T2">لاَيَـٰتِؐ وَاللَّهُ عَلِيم٘ حَكِيم٘ؐ </text:span><text:span text:style-name="T3">(18)</text:span><text:span text:style-name="T2"> اِنَّ </text:span><text:span text:style-name="T5">۰</text:span><text:span text:style-name="T2">لذِينَ يُحِبُّونَ أَن تَشِيعَ </text:span><text:span text:style-name="T5">۰</text:span><text:span text:style-name="T2">ڤْفَـٰحِشَةُ فِى </text:span><text:span text:style-name="T5">۱</text:span><text:span text:style-name="T2">لذِينَ ءَامَنُواْ لَهُمْ عَذَاب٘ اَلِيمٌ فِى </text:span><text:span text:style-name="T5">۱</text:span><text:span text:style-name="T2">لدُّنْيۭا وَالاَخِرَةِؐ وَاللَّهُ يَعْلَمُؐ وَأَنتُمْ لاَ تَعْلَمُونَؐ </text:span><text:span text:style-name="T3">(19)</text:span><text:span text:style-name="T2"> وَلَوْلاَ فَضْــلُ </text:span><text:span text:style-name="T5">۴</text:span><text:span text:style-name="T2">للَّهِ عَلَيْكُمْ وَرَحْمَتُهُ„ وَأَنَّ </text:span><text:span text:style-name="T5">۰</text:span><text:span text:style-name="T2">للَّهَ رَءُوفٌ رَّحِيمٌؐ </text:span><text:span text:style-name="T3">(20)</text:span><text:span text:style-name="T2"> ¤ يَـٰٓأَيُّهَا </text:span><text:span text:style-name="T5">۰</text:span><text:span text:style-name="T2">لذِيــنَ ءَامَنُواْ لاَ تَتَّبِعُواْ خُطْوَ؛تِ </text:span><text:span text:style-name="T5">۱</text:span><text:span text:style-name="T2">لشَّيْطَـٰنِؐ وَمَنْ يَّتَّبِعْ خُطْوَ؛تِ </text:span><text:span text:style-name="T5">۱</text:span><text:span text:style-name="T2">لشَّيْطَـٰنِ فَإِنَّهُ„ يَامُرُ بِاڤْفَحْشَآءِ وَالْمُنكَرۣؐ وَلَوْلاَ فَضْــلُ </text:span><text:span text:style-name="T5">۴</text:span><text:span text:style-name="T2">للَّهِ عَلَيْكُمْ وَرَحْمَتُهُ„ مَا زَكَــيٰ مِنكُم مِّــنَ اَحَدٖ اَبَداًؐ وَچَكِــنَّ </text:span><text:span text:style-name="T5">۰</text:span><text:span text:style-name="T2">للَّهَ يُزَكِّى مَـنْ يَّشَآءُؐ وَاللَّهُ سَمِيع٘ عَلِيمٌؐ </text:span><text:span text:style-name="T3">(21)</text:span><text:span text:style-name="T2"> وَلاَ يَاتَلِ ٱُوْلُواْ </text:span><text:span text:style-name="T5">۴</text:span><text:span text:style-name="T2">لْفَضْـلِ مِنكُمْ وَالسَّعَةِ أَنْ يُّوتُوٓاْ ٱُوْلِى </text:span><text:span text:style-name="T5">۱</text:span><text:span text:style-name="T2">لْقُرْبۭيٰ وَالْمَسَـٰكِينَ وَاڤْمُهَـٰجِرۣينَ فِى سَبِيـلِ </text:span><text:span text:style-name="T5">۱</text:span><text:span text:style-name="T2">للَّهِؐ وَلْيَعْفُواْ وَڤْيَصْفَحُوٓاْؐ أَلاَ تُحِبُّونَ أَنْ يَّغْفِرَ </text:span><text:span text:style-name="T5">۰</text:span><text:span text:style-name="T2">للَّهُ لَكُمْؐ</text:span></text:p>
      <text:p text:style-name="P3" loext:marker-style-name="T2"/>
      <text:p text:style-name="P4" loext:marker-style-name="T2"><text:span text:style-name="T2">59</text:span></text:p>
      <text:p text:style-name="P2" loext:marker-style-name="T2"><text:span text:style-name="T2">وَاللَّهُ غَفُورٌ رَّحِيم٘ؐ </text:span><text:span text:style-name="T3">(22)</text:span><text:span text:style-name="T2"> اِنَّ </text:span><text:span text:style-name="T5">۰</text:span><text:span text:style-name="T2">لذِينَ يَرْمُونَ </text:span><text:span text:style-name="T5">۰</text:span><text:span text:style-name="T2">ڤْمُحْصَنَـٰتِ </text:span><text:span text:style-name="T5">۱</text:span><text:span text:style-name="T2">لْغَـٰفِچَتِ </text:span><text:span text:style-name="T5">۱</text:span><text:span text:style-name="T2">لْمُومِنَـٰتِ لُعِنُواْ فِى </text:span><text:span text:style-name="T5">۱</text:span><text:span text:style-name="T2">لدُّنْيۭا وَالاَخِرَةِ وَلَهُمْ عَذَاب٘ عَظِيمٌ </text:span><text:span text:style-name="T3">(23)</text:span><text:span text:style-name="T2"> يَوْمَ تَشْهَدُ عَلَيْهِمُ; أَلْسِنَتُهُمْ وَأَيْدِيهِمْ وَأَرْجُلُهُم بِمَا كَانُواْ يَعْمَلُونَؐ </text:span><text:span text:style-name="T3">(24)</text:span><text:span text:style-name="T2"> يَوْمَئِذٍ يُوَفِّيهِمُ </text:span><text:span text:style-name="T5">۴</text:span><text:span text:style-name="T2">للَّهُ دِينَهُمُ </text:span><text:span text:style-name="T5">۴</text:span><text:span text:style-name="T2">لْحَقَّؐ وَيَعْلَمُونَ أَنننَّ </text:span><text:span text:style-name="T5">۰</text:span><text:span text:style-name="T2">للَّهَ هُوَ </text:span><text:span text:style-name="T5">۰</text:span><text:span text:style-name="T2">لْحَقُّ </text:span><text:span text:style-name="T5">۴</text:span><text:span text:style-name="T2">لْمُبِينُؐ </text:span><text:span text:style-name="T3">(25)</text:span><text:span text:style-name="T2"> </text:span><text:span text:style-name="T5">۴</text:span><text:span text:style-name="T2">لْخَبِيثَـٰــتُ ڤِڤْخَبِيثِينَ وَالْخَبِيثُونَ ڤِڤْخَبِيثَـٰــتِؐ وَالطَّيِّبَـٰــتُ لِلطَّيِّبِينَ وَالطَّيِّبُونَ لِلطَّيِّبَـٰــتِؐ ٱُوْلَئِكَ مُبَرَّءُونَ مِمَّا يَقُولُونَؐ لَهُم مَّغْفِرَةٌ وَرۣزْقٌ كَرۣيمٌؐ </text:span><text:span text:style-name="T3">(26)</text:span><text:span text:style-name="T2"> يَـٰٓأَيُّهَا </text:span><text:span text:style-name="T5">۰</text:span><text:span text:style-name="T2">لذِيــنَ ءَامَنُواْ لاَ تَدْخُلُواْ بُيُوتاٗ غَيْرَ بُيُوتِكُمْ حَتَّــيٰ تَسْتَانِسُواْ وَتُسَلِّمُواْ عَلَــيٰٓ أَهْلِهَاؐ ذَ؛لِكُمْ خَيْرٌ لَّكُمْ لَعَلَّكُمْ تَذَّكَّرُونَؐ </text:span><text:span text:style-name="T3">(27)</text:span><text:span text:style-name="T2"> فَإِن لَّمْ تَجِدُواْ فِيهَآ أَحَداً فَلاَ تَدْخُلُوهَا حَتَّيٰ يُوذَنَ لَكُمْؐ وَإِن قِيــلَ لَكُمُ èرْجِعُواْ فَارْجِعُواْ هُوَ أَزْكۭــيٰ لَكُمْؐ وَاللَّهُ بِمَا تَعْمَلُونَ عَلِيمٌؐ </text:span><text:span text:style-name="T3">(28)</text:span><text:span text:style-name="T2"> لَّيْــسَ عَلَيْكُمْ جُنَاح٘ اَن تَدْخُلُواْ بُيُوتاٗ غَيْرَ مَسْكُونَةٍ فِيهَا مَتَـٰعٌ لَّكُمْؐ وَاللَّهُ يَعْلَمُ مَا تُبْدُونَ وَمَا تَكْتُمُونَؐ </text:span><text:span text:style-name="T3">(29)</text:span><text:span text:style-name="T2"> ® قُـل لِّلْمُومِنِينَ يَغُضُّواْ مِنَ اَبْصۭـٰرۣهِمْ</text:span></text:p>
      <text:p text:style-name="P3" loext:marker-style-name="T2"/>
      <text:p text:style-name="P4" loext:marker-style-name="T2"><text:span text:style-name="T2">60</text:span></text:p>
      <text:p text:style-name="P2" loext:marker-style-name="T2"><text:span text:style-name="T2">وَيَحْفَظُواْ فُرُوجَهُمْ ذَ؛لِــكَ أَزْكۭــيٰ لَهُمُؐ; إِنننَّ </text:span><text:span text:style-name="T5">۰</text:span><text:span text:style-name="T2">للَّهَ خَبِيرٛ بِمَا يَصْنَعُونَؐ </text:span><text:span text:style-name="T3">(30)</text:span><text:span text:style-name="T2"> وَقُل لِّلْمُومِنَـٰــتِ يَغْضُضْنَ مِنَ اَبْصۭـٰرۣهِنَّ وَيَحْفَظْنَ فُرُوجَهُنَّؐ وَلاَ يُبْدِينَ زۣينَتَهُنَّ إِلاَّ مَا ظَهَرَ مِنْهَاؐ وَلْيَضْرۣبْــنَ بِخُمُرۣهِــنَّ عَلَــيٰ جُيُوبِهِنَّؐ وَلاَ يُبْدِينَ زۣينَتَهُنَّ إِلاَّ لِبُعُولَتِهِنَّ أَوَ —ابَآئِهِنَّ أَوَ —ابَآءِ بُعُولَتِهِنَّ أَوَ اَبْنَآئِهِنَّ أَوَ اَبْنَآءِ بُعُولَتِهِنَّ أَوۣ اِخْوَ؛نِهِنَّ أَوْ بَنِىٓ إِخْوَ؛نِهِنَّ أَوْ بَنِىٓ أَخَوَ؛تِهِنَّ أَوْ نِسَآئِهِنَّ أَوْ مَا مَلَكَتَ اَيْمَـٰنُهُنَّ أَوۣ </text:span><text:span text:style-name="T5">۱</text:span><text:span text:style-name="T2">لتَّـٰبِعِيــنَ غَيْرۣ ٱُوْلِى </text:span><text:span text:style-name="T5">۱</text:span><text:span text:style-name="T2">لِارْبَةِ مِنَ </text:span><text:span text:style-name="T5">۰</text:span><text:span text:style-name="T2">لرّۣجَالِ أَوۣ </text:span><text:span text:style-name="T5">۱</text:span><text:span text:style-name="T2">لطِّفْلِ </text:span><text:span text:style-name="T5">۱</text:span><text:span text:style-name="T2">لذِينَ لَمْ يَظْهَرُواْ عَلَيٰ عَوْرَ؛تِ </text:span><text:span text:style-name="T5">۱</text:span><text:span text:style-name="T2">لنِّسَآءِؐ وَلاَ يَضْرۣبْنَ بِأَرْجُلِهِنَّ لِيُعْلَمَ مَا يُخْفِينَ مِن زۣينَتِهِنَّؐ وَتُوبُوٓاْ إِلَــي </text:span><text:span text:style-name="T5">۰</text:span><text:span text:style-name="T2">للَّهِ جَمِيعاٗ اَيُّهَ </text:span><text:span text:style-name="T5">۰</text:span><text:span text:style-name="T2">لْمُومِنُونَ لَعَلَّكُمْ تُفْڤِحُونَؐ </text:span><text:span text:style-name="T3">(31)</text:span><text:span text:style-name="T2"> وَأَنكِحُواْ </text:span><text:span text:style-name="T5">۴</text:span><text:span text:style-name="T2">لاَيَـٰمۭيٰ مِنكُمْ وَاڤصَّـٰڤِحِينَ مِنْ عِبَادِكُمْ وَإِمَآئِكُمُؐ; إِنْ يَّكُونُواْ فُقَرَآءَ يُغْنِهِمُ </text:span><text:span text:style-name="T5">۴</text:span><text:span text:style-name="T2">للَّهُ مِـن فَضْلِهِؐ” وَاللَّهُ وَ؛سِع٘ عَلِيمٌؐ </text:span><text:span text:style-name="T3">(32)</text:span><text:span text:style-name="T2"> وَلْيَسْتَعْفِفِ </text:span><text:span text:style-name="T5">۱</text:span><text:span text:style-name="T2">لذِيــنَ لاَ يَجِدُونَ نِكَاحاٗ حَتَّيٰ يُغْنِيَهُمُ </text:span><text:span text:style-name="T5">۴</text:span><text:span text:style-name="T2">للَّهُ مِـن فَضْلِهِؐ” وَالذِينَ يَبْتَغُونَ </text:span><text:span text:style-name="T5">۰</text:span><text:span text:style-name="T2">لْكِتَـٰــبَ مِمَّا مَلَكَــتَ اَيْمَـٰنُكُمْ فَكَاتِبُوهُمُ;</text:span></text:p>
      <text:p text:style-name="P3" loext:marker-style-name="T2"/>
      <text:p text:style-name="P4" loext:marker-style-name="T2"><text:span text:style-name="T2">61</text:span></text:p>
      <text:p text:style-name="P2" loext:marker-style-name="T2"><text:span text:style-name="T2">إِنْ عَلِمْتُمْ فِيهِمْ خَيْراًؐ وَءَاتُوهُم مِّــن مَّالِ </text:span><text:span text:style-name="T5">۱</text:span><text:span text:style-name="T2">للَّهِ </text:span><text:span text:style-name="T5">۱ﻟ</text:span><text:span text:style-name="T2">ـذِىٓ ءَاتۭيٰكُمْؐ وَلاَ تُكْرۣهُواْ فَتَيَـٰتِكُمْ عَلَي </text:span><text:span text:style-name="T5">۰</text:span><text:span text:style-name="T2">لْبِغَآءِ انَ اَرَدْنَ تَحَصُّناً لِّتَبْتَغُواْ عَرَضضضَ </text:span><text:span text:style-name="T5">۰</text:span><text:span text:style-name="T2">لْحَيَوٰةِ </text:span><text:span text:style-name="T5">۱</text:span><text:span text:style-name="T2">لدُّنْيۭاؐ وَمَنْ يُّكْرۣههُّنَّ فَإِنَّ </text:span><text:span text:style-name="T5">۰</text:span><text:span text:style-name="T2">للَّهَ مِنۢ بَعْدِ إِكْرَ؛هِهِــنَّ غَفُورٌ رَّحِيمٌؐ </text:span><text:span text:style-name="T3">(33)</text:span><text:span text:style-name="T2"> وَلَقَدَ اَنزَلْنَآ إِلَيْكُمُ; ءَايَـٰتٍ مُّبَيَّنَـٰــتٍ وَمَثَلًا مِّــنَ </text:span><text:span text:style-name="T5">۰</text:span><text:span text:style-name="T2">لذِيــنَ خَلَوْاْ مِن قَبْلِكُمْ وَمَوْعِظَةً لِّلْمُتَّقِينَؐ </text:span><text:span text:style-name="T3">(34)</text:span><text:span text:style-name="T2"> © </text:span><text:span text:style-name="T5">۰</text:span><text:span text:style-name="T2">للَّهُ نُورُ </text:span><text:span text:style-name="T5">۴</text:span><text:span text:style-name="T2">لسَّمَـٰوَ؛تتتِ وَالاَرْضضضِؐ مَثَلُ نُورۣهِ” كَمِشْكَوٰةٍ فِيهَا مِصْبَاح٘ؐ </text:span><text:span text:style-name="T5">۱</text:span><text:span text:style-name="T2">لْمِصْبَاحُ فِى زُجَاجَةٖؐ </text:span><text:span text:style-name="T5">۱</text:span><text:span text:style-name="T2">لزُّجَاجَةُ كَأَنَّهَا كَوْكَــبٌ دُرّۣيٌّ يُوقَدُ مِــن شَجَرَةٍ مُّبَـٰرَكَةٍ زَيْتُونَةٍ لاَّ شَرْقِيَّةٍ وَلاَ غَرْبِيَّةٍ يَكَادُ زَيْتُهَا يُضِىٓءُ وَلَوْ لَمْ تَمْسَسْهُ نَارٌؐ نُّور٘ عَلَيٰ نُورٍؐ يَهْدِى </text:span><text:span text:style-name="T5">۱</text:span><text:span text:style-name="T2">للَّهُ لِنُورۣهِ” مَـنْ يَّشَآءُؐ وَيَضْرۣبُ </text:span><text:span text:style-name="T5">۴</text:span><text:span text:style-name="T2">للَّهُ </text:span><text:span text:style-name="T5">۴</text:span><text:span text:style-name="T2">لاَمْثَـٰلَ لِلنَّاسِؐ وَاللَّهُ بِكُــلّۣ شَيْءٖ عَلِيمٌؐ </text:span><text:span text:style-name="T3">(35)</text:span><text:span text:style-name="T2"> فِى بُيُوتٖ اَذِنننَ </text:span><text:span text:style-name="T5">۰</text:span><text:span text:style-name="T2">للَّهُ أَن تُرْفَعَ وَيُذْكَرَ فِيهَا "سْمُهُ„ يُسَبِّحُ لَهُ„ فِيهَا بِالْغُدُوّۣ وَالاَصَالِ رۣجَالٌ لاَّ تُلْهِيهِمْ تِجَـٰرَةٌ وَلاَ بَيْع٘ عَن ذِكْرۣ </text:span><text:span text:style-name="T5">۱</text:span><text:span text:style-name="T2">للَّهِ وَإِقَامِ </text:span><text:span text:style-name="T5">۱</text:span><text:span text:style-name="T2">لصَّلَوٰةِ وَإِيتَآءِ </text:span><text:span text:style-name="T5">۱</text:span><text:span text:style-name="T2">لزَّكَوٰةِؐ يَخَافُونَ يَوْماً تَتَقَلَّبُ فِيهِ </text:span><text:span text:style-name="T5">۱</text:span><text:span text:style-name="T2">لْقُلُوبُ وَالاَبْصَـٰرُ </text:span><text:span text:style-name="T3">(36)</text:span><text:span text:style-name="T2"> ڤِيَجْزۣيَهُمُ </text:span><text:span text:style-name="T5">۴</text:span><text:span text:style-name="T2">للَّهُ أَحْسَــنَ مَا عَمِلُواْ</text:span></text:p>
      <text:p text:style-name="P3" loext:marker-style-name="T2"/>
      <text:p text:style-name="P4" loext:marker-style-name="T2"><text:span text:style-name="T2">62</text:span></text:p>
      <text:p text:style-name="P2" loext:marker-style-name="T2"><text:span text:style-name="T2">وَيَزۣيدَهُم مِّـن فَضْلِهِؐ” وَاللَّهُ يَرْزُقُ مَـنْ يَّشَآءُ بِغَيْرۣحِسَابٍؐ </text:span><text:span text:style-name="T3">(37)</text:span><text:span text:style-name="T2"> وَالذِيــنَ كَفَرُوٓاْ أَعْمَـٰلُهُمْ كَسَرَابٙ بِقِيعَةٍ يَحْسِبُهُ </text:span><text:span text:style-name="T5">۴</text:span><text:span text:style-name="T2">لظَّمْـَٔانُ مَآءٗ حَتَّيٰٓ إِذَا جَآءَهُ„ لَمْ يَجِدْهُ شَيْـٔاً وَوَجَدَ </text:span><text:span text:style-name="T5">۰</text:span><text:span text:style-name="T2">للَّهَ عِندَهُ„ فَوَفّۭيٰهُ حِسَابَهُؐ, وَاللَّهُ سَرۣيعُ </text:span><text:span text:style-name="T5">۴</text:span><text:span text:style-name="T2">لْحِسَابِؐ </text:span><text:span text:style-name="T3">(38)</text:span><text:span text:style-name="T2"> أَوْ كَظُلُمَـٰتٍ فِى بَحْرٍ لُّجِّيٍّ يَغْشۭيٰهُ مَوْجٌ مِّن فَوْقِهِ” مَوْجٌ مِّن فَوْقِهِ” سَحَابٌؐ ظُلُمَـٰتٛ بَعْضُهَا فَوْقَ بَعْضٖؐ اِذَآ أَخْرَجَ يَدَهُ„ لَمْ يَكَدْ يَرۭيٰهَاؐ وَمَن لَّمْ يَجْعَـلِ </text:span><text:span text:style-name="T5">۱</text:span><text:span text:style-name="T2">للَّهُ لَهُ„ نُوراً فَمَا لَهُ„ مِن نُّورٖؐ </text:span><text:span text:style-name="T3">(39)</text:span><text:span text:style-name="T2"> اَلَمْ تَرَ أَنَّ </text:span><text:span text:style-name="T5">۰</text:span><text:span text:style-name="T2">للَّهَ يُسَبِّحُ لَهُ„ مَن فِى </text:span><text:span text:style-name="T5">۱</text:span><text:span text:style-name="T2">لسَّمَـٰوَ؛تِ وَالاَرْضِ وَالطَّيْرُ صَـٰٓفَّـٰــتٍؐ كُــلٌّ قَدْ عَلِمَ صَلاَتَهُ„ وَتَسْبِيحَهُؐ, وَاللَّهُ عَلِيمٛ بِمَا يَفْعَلُونَؐ </text:span><text:span text:style-name="T3">(40)</text:span><text:span text:style-name="T2"> وَلِلهِ مُلْــكُ </text:span><text:span text:style-name="T5">۴</text:span><text:span text:style-name="T2">لسَّمَـٰوَ؛تِ وَالاَرْضِؐ وَإِلَي </text:span><text:span text:style-name="T5">۰</text:span><text:span text:style-name="T2">للَّهِ </text:span><text:span text:style-name="T5">۱</text:span><text:span text:style-name="T2">لْمَصِيرُؐ </text:span><text:span text:style-name="T3">(41)</text:span><text:span text:style-name="T2"> ® أَلَمْ تَرَ أَنننَّ </text:span><text:span text:style-name="T5">۰</text:span><text:span text:style-name="T2">للَّهَ يُزْجِـــى سَحَاباً ثُمَّ يُوَ۬لِّفُ بَيْنَهُ„ ثُمَّ يَجْعَلُهُ„ رُكَاماً فَتَرَي </text:span><text:span text:style-name="T5">۰</text:span><text:span text:style-name="T2">لْوَدْقَ يَخْرُجُ مِنْ خِچَلِهِؐ” وَيُنَزّۣلُ مِنَ </text:span><text:span text:style-name="T5">۰</text:span><text:span text:style-name="T2">لسَّمَآءِ مِن جِبَالٍ فِيهَا مِنۢ بَرَدٍ فَيُصِيبُ بِهِ” مَـنْ يَّشَآءُ وَيَصْرۣفُهُ„ عَن مَّنْ يَّشَآءُؐ يَكَادُ سَنَا بَرْقِهِ” يَذْهَبُ بِالاَبْصۭـٰـرۣؐ يُقَلِّــبُ </text:span><text:span text:style-name="T5">۴</text:span><text:span text:style-name="T2">للَّهُ </text:span><text:span text:style-name="T5">۴</text:span><text:span text:style-name="T2">ليْلَ وَالنَّهَارَؐ إِنَّ فِى ذَ؛لِكَ لَعِبْرَةً</text:span></text:p>
      <text:p text:style-name="P3" loext:marker-style-name="T2"/>
      <text:p text:style-name="P4" loext:marker-style-name="T2"><text:span text:style-name="T2">6</text:span></text:p>
      <text:p text:style-name="P2" loext:marker-style-name="T2"><text:span text:style-name="T2">لُءِّوْلِى </text:span><text:span text:style-name="T5">۱</text:span><text:span text:style-name="T2">لاَبْصۭـٰـرۣؐ </text:span><text:span text:style-name="T3">(42)</text:span><text:span text:style-name="T2"> وَاللَّهُ خَلَــقَ كُــلَّ دَآبَّةٍ مِّــن مَّآءٍؐ فَمِنْهُم مَّنْ يَّمْشِى عَلَيٰ بَطْنِهِؐ” وَمِنْهُم مَّـنْ يَّمْشِى عَلَيٰ رۣجْلَيْنِؐ وَمِنْهُم مَّنْ يَّمْشِى عَلَيٰٓ أَرْبَعٍؐ يَخْلُــقُ </text:span><text:span text:style-name="T5">۴</text:span><text:span text:style-name="T2">للَّهُ مَا يَشَآءُؐ اِ۬نننَّ </text:span><text:span text:style-name="T5">۰</text:span><text:span text:style-name="T2">للَّهَ عَلَيٰ كُــلّۣ شَيْءٍ قَدِيرٌؐ </text:span><text:span text:style-name="T3">(43)</text:span><text:span text:style-name="T2"> لَّقَدَ اَنزَلْنَآ ءَايَـٰتٍ مُّبَيَّنَـٰـــتٍؐ وَاللَّهُ يَهْدِى مَـنْ يَّشَآءُ اِ۬لَيٰ صِرَ؛طٍ مُّسْتَقِيمٍؐ </text:span><text:span text:style-name="T3">(44)</text:span><text:span text:style-name="T2"> وَيَقُولُونَ ءَامَنَّا بِاللَّهِ وَبِالرَّسُولِ وَأَطَعْنَا ثُمَّ يَتَوَلّۭيٰ فَرۣيقٌ مِّنْهُم مِّـنۢ بَعْدِ ذَ؛لِكَؐ وَمَآ ٱُوْلَئِــكَ بِالْمُومِنِينَؐ </text:span><text:span text:style-name="T3">(45)</text:span><text:span text:style-name="T2"> وَإِذَا دُعُوٓاْ إِلَــي </text:span><text:span text:style-name="T5">۰</text:span><text:span text:style-name="T2">للَّهِ وَرَسُولِهِ” ڤِيَحْكُمَ بَيْنَهُمُ; إِذَا فَرۣيـقٌ مِّنْهُم مُّعْرۣضُونَؐ </text:span><text:span text:style-name="T3">(46)</text:span><text:span text:style-name="T2"> وَإِنْ يَّكُن لَّهُمُ </text:span><text:span text:style-name="T5">۴</text:span><text:span text:style-name="T2">لْحَقُّ يَاتُوٓاْ إِلَيْهِ مُذْعِنِينَؐ </text:span><text:span text:style-name="T3">(47)</text:span><text:span text:style-name="T2"> أَفِى قُلُوبِهِم مَّرَض٘ اَمِ 'رْتَابُوٓاْ أَمْ يَخَافُونَ أَنْ يَّحِيفَ </text:span><text:span text:style-name="T5">۰</text:span><text:span text:style-name="T2">للَّهُ عَلَيْهِمْ وَرَسُولُهُؐ, بَلُ </text:span><text:span text:style-name="T5">۷</text:span><text:span text:style-name="T2">وْلَئِــكَ هُمُ </text:span><text:span text:style-name="T5">۴</text:span><text:span text:style-name="T2">لظَّـٰلِمُونَؐ </text:span><text:span text:style-name="T3">(48)</text:span><text:span text:style-name="T2"> إِنَّمَا كَانَ قَوْلَ </text:span><text:span text:style-name="T5">۰</text:span><text:span text:style-name="T2">لْمُومِنِينَ إِذَا دُعُوٓاْ إِلَــي </text:span><text:span text:style-name="T5">۰</text:span><text:span text:style-name="T2">للَّهِ وَرَسُولِهِ” ڤِيَحْكُمَ بَيْنَهُمُ; أَنْ يَّقُولُواْ سَمِعْنَا وَأَطَعْنَاؐ وَٱُوْلَئِكَ هُمُ </text:span><text:span text:style-name="T5">۴</text:span><text:span text:style-name="T2">ڤْمُفْڤِحُونَؐ </text:span><text:span text:style-name="T3">(49)</text:span><text:span text:style-name="T2"> وَمَنْ يُّطِعِ </text:span><text:span text:style-name="T5">۱</text:span><text:span text:style-name="T2">للَّهَ وَرَسُولَهُ„ وَيَخْشَ </text:span><text:span text:style-name="T5">۰</text:span><text:span text:style-name="T2">للَّهَ وَيَتَّقِهِ” فَٱُوْلَئِــكَ هُمُ </text:span><text:span text:style-name="T5">۴</text:span><text:span text:style-name="T2">لْفَآئِزُونَؐ </text:span><text:span text:style-name="T3">(50)</text:span><text:span text:style-name="T2"> ¥ وَأَقْسَمُواْ بِاللَّهِ جَهْدَ أَيْمَـٰنِهِمْ لَـئِــنَ اَمَرْتَهُمْ ڤَيَخْرُجُنَّؐ</text:span></text:p>
      <text:p text:style-name="P3" loext:marker-style-name="T2"/>
      <text:p text:style-name="P4" loext:marker-style-name="T2"><text:span text:style-name="T2">64</text:span></text:p>
      <text:p text:style-name="P2" loext:marker-style-name="T2"><text:span text:style-name="T2">قُــل لاَّ تُقْسِمُواْؐ طَاعَةٌ مَّعْرُوفَة٘ؐ اِنَّ </text:span><text:span text:style-name="T5">۰</text:span><text:span text:style-name="T2">للَّهَ خَبِيرٛ بِمَا تَعْمَلُونَؐ </text:span><text:span text:style-name="T3">(51)</text:span><text:span text:style-name="T2"> قُلَ اَطِيعُواْ </text:span><text:span text:style-name="T5">۴</text:span><text:span text:style-name="T2">للَّهَ وَأَطِيعُواْ </text:span><text:span text:style-name="T5">۴</text:span><text:span text:style-name="T2">لرَّسُولَؐ فَإِن تَوَلَّوْاْ فَإِنَّمَا عَلَيْهِ مَا حُمِّلَ وَعَلَيْكُم مَّا حُمِّلْتُمْؐ وَإِن تُطِيعُوهُ تَهْتَدُواْؐ وَمَا عَلَي </text:span><text:span text:style-name="T5">۰</text:span><text:span text:style-name="T2">لرَّسُولِ إِلاَّ </text:span><text:span text:style-name="T5">۰</text:span><text:span text:style-name="T2">لْبَچَغُ </text:span><text:span text:style-name="T5">۴</text:span><text:span text:style-name="T2">لْمُبِينُؐ </text:span><text:span text:style-name="T3">(52)</text:span><text:span text:style-name="T2"> وَعَدَ </text:span><text:span text:style-name="T5">۰</text:span><text:span text:style-name="T2">للَّهُ </text:span><text:span text:style-name="T5">۴</text:span><text:span text:style-name="T2">لذِينَ ءَامَنُواْ مِنكُمْ وَعَمِلُواْ </text:span><text:span text:style-name="T5">۴</text:span><text:span text:style-name="T2">ڤصَّـٰڤِحَـٰـــتِ ڤَيَسْتَخْلِفَنَّهُمْ فِى </text:span><text:span text:style-name="T5">۱</text:span><text:span text:style-name="T2">لاَرْضِ كَمَا "سْتَخْلَفَ </text:span><text:span text:style-name="T5">۰</text:span><text:span text:style-name="T2">لذِينَ مِن قَبْلِهِمْ وَلَيُمَكِّنَــنَّ لَهُمْ دِينَهُمُ </text:span><text:span text:style-name="T5">۴ﻟ﮲</text:span><text:span text:style-name="T2"> 'رْتَضۭــيٰ لَهُمْ وَلَيُبَدِّلَنَّهُم مِّـنۢ بَعْدِ خَوْفِهِمُ; أَمْناًؐ يَعْبُدُونَنِى لاَ يُشْرۣكُونَ بِى شَيْـٔاًؐ وَمَــن كَفَرَ بَعْدَ ذَ؛لِكَ فَٱُوْلَئِــكَ هُمُ </text:span><text:span text:style-name="T5">۴</text:span><text:span text:style-name="T2">لْفَـٰسِقُونَؐ </text:span><text:span text:style-name="T3">(53)</text:span><text:span text:style-name="T2"> وَأَقِيمُواْ </text:span><text:span text:style-name="T5">۴</text:span><text:span text:style-name="T2">لصَّلَوٰةَ وَءَاتُواْ </text:span><text:span text:style-name="T5">۴</text:span><text:span text:style-name="T2">لزَّكَوٰةَؐ وَأَطِيعُواْ </text:span><text:span text:style-name="T5">۴</text:span><text:span text:style-name="T2">لرَّسُولَ لَعَلَّكُمْ تُرْحَمُونَؐ </text:span><text:span text:style-name="T3">(54)</text:span><text:span text:style-name="T2"> لاَ تَحْسِبَنَّ </text:span><text:span text:style-name="T5">۰</text:span><text:span text:style-name="T2">لذِيــنَ كَفَرُواْ مُعْجِزۣيــنَ فِى </text:span><text:span text:style-name="T5">۱</text:span><text:span text:style-name="T2">لاَرْضِؐ وَمَأْوۭيٰهُمُ </text:span><text:span text:style-name="T5">۴</text:span><text:span text:style-name="T2">لنَّارُؐ وَلَبِيسَ </text:span><text:span text:style-name="T5">۰</text:span><text:span text:style-name="T2">لْمَصِيرُؐ </text:span><text:span text:style-name="T3">(55)</text:span><text:span text:style-name="T2"> يَـٰٓأَيُّهَا </text:span><text:span text:style-name="T5">۰</text:span><text:span text:style-name="T2">لذِيــنَ ءَامَنُواْ لِيَسْتَـٰذِنكُمُ </text:span><text:span text:style-name="T5">۴</text:span><text:span text:style-name="T2">لذِينَ مَلَكَــتَ اَيْمَـٰنُكُمْ وَالذِينَ لَمْ يَبْلُغُواْ </text:span><text:span text:style-name="T5">۴</text:span><text:span text:style-name="T2">لْحُلُمَ مِنكُمْ ثَـچَـــثَ مَرَّ؛تٍ مِّــن قَبْلِ صَلَوٰةِ </text:span><text:span text:style-name="T5">۱</text:span><text:span text:style-name="T2">ڤْفَجْرۣ وَحِيــنَ تَضَعُونَ ثِيَابَكُم مِّنَ </text:span><text:span text:style-name="T5">۰</text:span><text:span text:style-name="T2">لظَّهِيرَةِ وَمِنۢ بَعْدِ صَلَوٰةِ </text:span><text:span text:style-name="T5">۱</text:span><text:span text:style-name="T2">لْعِشَآءِؐ ثَـچَـثُ عَوْرَ؛تٍ لَّكُمْؐ</text:span></text:p>
      <text:p text:style-name="P3" loext:marker-style-name="T2"/>
      <text:p text:style-name="P4" loext:marker-style-name="T2"><text:span text:style-name="T2">65</text:span></text:p>
      <text:p text:style-name="P2" loext:marker-style-name="T2"><text:span text:style-name="T2">لَيْــسَ عَلَيْكُمْ وَلاَ عَلَيْهِمْ جُنَاحٛ بَعْدَهُــنَّؐ طَوَّ؛فُونَ عَلَيْكُمؐ بَعْضُكُمْ عَلَيٰ بَعْــضٍؐ كَذَ؛لِــكَ يُبَيِّــنُ </text:span><text:span text:style-name="T5">۴</text:span><text:span text:style-name="T2">للَّهُ لَكُمُ </text:span><text:span text:style-name="T5">۴</text:span><text:span text:style-name="T2">لاَيَـٰــتِؐ وَاللَّهُ عَلِيم٘ حَكِيمٌؐ </text:span><text:span text:style-name="T3">(56)</text:span><text:span text:style-name="T2"> وَإِذَا بَلَغَ </text:span><text:span text:style-name="T5">۰</text:span><text:span text:style-name="T2">لاَطْفَـٰلُ مِنكُمُ </text:span><text:span text:style-name="T5">۴</text:span><text:span text:style-name="T2">لْحُلُمَ فَلْيَسْتَـٰذِنُواْ كَمَا "سْتَـٰذَنَ </text:span><text:span text:style-name="T5">۰</text:span><text:span text:style-name="T2">لذِينَ مِن قَبْلِهِمْؐ كَذَ؛لِــكَ يُبَيِّنُ </text:span><text:span text:style-name="T5">۴</text:span><text:span text:style-name="T2">للَّهُ لَكُمُ; ءَايَـٰتِهِؐ” وَاللَّهُ عَلِيم٘ حَكِيمٌؐ </text:span><text:span text:style-name="T3">(57)</text:span><text:span text:style-name="T2"> ® وَالْقَوَ؛عِدُ مِنَ </text:span><text:span text:style-name="T5">۰</text:span><text:span text:style-name="T2">لنِّسَآءِ </text:span><text:span text:style-name="T5">۱</text:span><text:span text:style-name="T2">لــتِى لاَ يَرْجُونَ نِكَاحاً فَلَيْــسَ عَلَيْهِنَّ جُنَاح٘ اَنْ يَّضَعْنَ ثِيَابَهُــنَّ غَيْرَ مُتَبَرّۣجَـٰــتٙ بِـزۣيـنَـةٍؐ وَأَنْ يَّسْتَعْفِفْــنَ خَيْرٌ لَّهُنَّؐ وَاللَّهُ سَمِيع٘ عَلِيمٌؐ </text:span><text:span text:style-name="T3">(58)</text:span><text:span text:style-name="T2"> لَّيْــسَ عَلَــي </text:span><text:span text:style-name="T5">۰</text:span><text:span text:style-name="T2">لاَعْمۭيٰ حَرَجٌ وَلاَ عَلَــي </text:span><text:span text:style-name="T5">۰</text:span><text:span text:style-name="T2">لاَعْرَجِ حَرَجٌ وَلاَ عَلَــي </text:span><text:span text:style-name="T5">۰</text:span><text:span text:style-name="T2">لْمَرۣيــضِ حَرَجٌ وَلاَ عَلَــيٰٓ أَنفُسِكُمُ; أَننن تَاكُلُواْ مِـنۢ بُيُوتِكُمُ; أَوْ بُيُوتتتِ ءَابَآئِكُمُ; أَوْ بُيُوتتتِ ٱُمَّهَـٰتِكُمُ; أَوْ بُيُوتِ إِخْوَ؛نِكُمُ; أَوْ بُيُوتِ أَخَوَ؛تِكُمُ; أَوْ بُيُوتِ أَعْمَـٰمِكُمُ; أَوْ بُيُوتِ عَمَّـٰتِكُمُ; أَوْ بُيُوتِ أَخْوَ؛لِكُمُ; أَوْ بُيُوتِ خَـٰچَتِكُمُ; أَوْ مَا مَلَكْتُم مَّفَاتِحَهُ; أَوْ صَدِيقِكُمْؐ لَيْــسَ عَلَيْكُمْ جُنَاح٘ اَن تَاكُلُواْ جَمِيعاٗ اَوَ اَشْتَاتاًؐ فَإِذَا دَخَلْتُم بُيُوتاً فَسَلِّمُواْ عَلَيٰٓ أَنفُسِكُمْ تَحِيَّةً مِّنْ عِندِ </text:span><text:span text:style-name="T5">۱</text:span><text:span text:style-name="T2">للَّهِ مُبَـٰرَكَةً طَيِّبَةًؐ كَذَ؛لِكَ</text:span></text:p>
      <text:p text:style-name="P3" loext:marker-style-name="T2"/>
      <text:p text:style-name="P4" loext:marker-style-name="T2"><text:span text:style-name="T2">66</text:span></text:p>
      <text:p text:style-name="P2" loext:marker-style-name="T2"><text:span text:style-name="T2">يُبَيِّــنُ </text:span><text:span text:style-name="T5">۴</text:span><text:span text:style-name="T2">للَّهُ لَكُمُ </text:span><text:span text:style-name="T5">۴</text:span><text:span text:style-name="T2">لاَيَـٰــتِ لَعَلَّكُمْ تَعْقِلُونَؐ </text:span><text:span text:style-name="T3">(59)</text:span><text:span text:style-name="T2"> إِنَّمَا </text:span><text:span text:style-name="T5">۰</text:span><text:span text:style-name="T2">لْمُومِنُونَ </text:span><text:span text:style-name="T5">۰</text:span><text:span text:style-name="T2">لذِيــنَ ءَامَنُواْ بِاللَّهِ وَرَسُولِهِ” وَإِذَا كَانُواْ مَعَهُ„ عَلَيٰٓ أَمْرٍ جَامِعٍ لَّمْ يَذْهَبُواْ حَتَّيٰ يَسْتَـٰذِنُوهُؐ إِنَّ </text:span><text:span text:style-name="T5">۰</text:span><text:span text:style-name="T2">لذِينَ يَسْتَـٰذِنُونَكَ ٱُوْلَئِــكَ </text:span><text:span text:style-name="T5">۰</text:span><text:span text:style-name="T2">لذِينَ يُومِنُونَ بِاللَّهِ وَرَسُولِهِؐ” فَإِذَا "سْتَـٰذَنُوكَ لِبَعْــضِ شَأْنِهِمْ فَاذَن لِّمَن شِيؔــتَ مِنْهُمْ وَاسْتَغْفِرْ لَهُمُ </text:span><text:span text:style-name="T5">۴</text:span><text:span text:style-name="T2">للَّهَؐ إِنَّ </text:span><text:span text:style-name="T5">۰</text:span><text:span text:style-name="T2">للَّهَ غَفُورٌ رَّحِيمٌؐ </text:span><text:span text:style-name="T3">(60)</text:span><text:span text:style-name="T2"> © لاَّ تَجْعَلُواْ دُعَآءَ </text:span><text:span text:style-name="T5">۰</text:span><text:span text:style-name="T2">لرَّسُولِ بَيْنَكُمْ كَدُعَآءِ بَعْضِكُم بَعْضاًؐ قَدْ يَعْلَمُ </text:span><text:span text:style-name="T5">۴</text:span><text:span text:style-name="T2">للَّهُ </text:span><text:span text:style-name="T5">۴</text:span><text:span text:style-name="T2">لذِينَ يَتَسَلَّلُونَ مِنكُمْ لِوَاذاًؐ فَڤْيَحْذَرۣ </text:span><text:span text:style-name="T5">۱</text:span><text:span text:style-name="T2">لذِيــنَ يُخَالِفُونَ عَــنَ اَمْرۣهِ“ أَننن تُصِيبَهُمْ فِتْنَة٘ اَوْ يُصِيبَهُمْ عَذَاب٘ اَلِيم٘ؐ </text:span><text:span text:style-name="T3">(61)</text:span><text:span text:style-name="T2"> اَلآَ إِنَّ لِلهِ مَا فِى </text:span><text:span text:style-name="T5">۱</text:span><text:span text:style-name="T2">لسَّمَـٰوَ؛تِ وَالاَرْضضضِؐ قَدْ يَعْلَمُ مَآ أَنتُمْ عَلَيْهِؐ وَيَوْمَ يُرْجَعُونَ إِلَيْهِ فَيُنَبِّيؖهُم بِمَا عَمِلُواْؐ وَاللَّهُ بِكُــلّۣ شَيْءٖ عَلِيمٌ </text:span><text:span text:style-name="T3">(62)</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38:44.805160269</meta:creation-date>
    <dc:date>2025-03-03T13:39:04.392471465</dc:date>
    <meta:editing-duration>PT22S</meta:editing-duration>
    <meta:editing-cycles>1</meta:editing-cycles>
    <meta:document-statistic meta:table-count="0" meta:image-count="0" meta:object-count="0" meta:page-count="11" meta:paragraph-count="22" meta:word-count="1401" meta:character-count="7814" meta:non-whitespace-character-count="6434"/>
    <meta:generator>LibreOffice/24.8.2.1$Linux_X86_64 LibreOffice_project/0f794b6e29741098670a3b95d60478a65d05ef13</meta:generator>
  </office:meta>
</office:document-meta>
</file>